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14ffb"/>
    </style:style>
    <style:style style:name="P3" style:family="paragraph" style:parent-style-name="Table_20_Contents">
      <style:paragraph-properties fo:margin-top="0in" fo:margin-bottom="0in" style:contextual-spacing="false" fo:text-align="start" style:justify-single-word="fals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4pt" fo:font-weight="bold" officeooo:rsid="001b387a" style:font-size-asian="14pt" style:font-weight-asian="bold" style:font-size-complex="14pt" style:font-weight-complex="bold"/>
    </style:style>
    <style:style style:name="P8" style:family="paragraph" style:parent-style-name="Footer">
      <style:paragraph-properties>
        <style:tab-stops>
          <style:tab-stop style:position="6.4992in" style:type="right"/>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text-properties officeooo:paragraph-rsid="002504cc"/>
    </style:style>
    <style:style style:name="P15" style:family="paragraph" style:parent-style-name="Standard">
      <style:text-properties officeooo:paragraph-rsid="00286476"/>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text-properties officeooo:paragraph-rsid="00267a2c"/>
    </style:style>
    <style:style style:name="P20" style:family="paragraph" style:parent-style-name="Standard">
      <style:text-properties officeooo:paragraph-rsid="00267a2c"/>
    </style:style>
    <style:style style:name="P21" style:family="paragraph" style:parent-style-name="Standard">
      <style:text-properties officeooo:paragraph-rsid="00286476"/>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23"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text-line-through-style="none" style:text-line-through-type="none"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6" style:family="text">
      <style:text-properties officeooo:rsid="0018cb17"/>
    </style:style>
    <style:style style:name="T7" style:family="text">
      <style:text-properties officeooo:rsid="002510dd"/>
    </style:style>
    <style:style style:name="T8" style:family="text">
      <style:text-properties style:text-line-through-style="none" style:text-line-through-type="none" officeooo:rsid="002510dd"/>
    </style:style>
    <style:style style:name="T9" style:family="text">
      <style:text-properties style:text-line-through-style="none" style:text-line-through-type="none" fo:font-weight="bold" officeooo:rsid="002510dd" style:font-weight-asian="bold" style:font-weight-complex="bold"/>
    </style:style>
    <style:style style:name="T10" style:family="text">
      <style:text-properties officeooo:rsid="002504cc"/>
    </style:style>
    <style:style style:name="T11" style:family="text">
      <style:text-properties fo:font-variant="normal" fo:text-transform="none" fo:color="#1f2328" loext:opacity="100%" style:text-line-through-style="none" style:text-line-through-type="none" style:font-name="Times New Roman" fo:font-size="12pt" fo:letter-spacing="normal" fo:font-style="normal" fo:font-weight="normal" officeooo:rsid="002510dd" style:font-size-asian="12pt" style:font-size-complex="12pt"/>
    </style:style>
    <style:style style:name="T12" style:family="text">
      <style:text-properties fo:font-variant="normal" fo:text-transform="none" fo:color="#1f2328" loext:opacity="100%" style:text-line-through-style="none" style:text-line-through-type="none" style:font-name="Times New Roman" fo:font-size="12pt" fo:letter-spacing="normal" fo:font-style="normal" fo:font-weight="normal" officeooo:rsid="00267a2c" style:font-size-asian="12pt" style:font-size-complex="12pt"/>
    </style:style>
    <style:style style:name="T13" style:family="text">
      <style:text-properties fo:font-variant="normal" fo:text-transform="none" fo:color="#1f2328" loext:opacity="100%" style:font-name="Times New Roman" fo:font-size="12pt" fo:letter-spacing="normal" fo:font-style="normal" fo:font-weight="normal" style:font-size-asian="12pt" style:font-size-complex="12pt"/>
    </style:style>
    <style:style style:name="T14" style:family="text">
      <style:text-properties fo:font-variant="normal" fo:text-transform="none" fo:color="#1f2328" loext:opacity="100%" style:font-name="Times New Roman" fo:font-size="12pt" fo:letter-spacing="normal" fo:font-style="normal" fo:font-weight="normal" officeooo:rsid="00121cc9" style:font-size-asian="12pt" style:font-size-complex="12pt"/>
    </style:style>
    <style:style style:name="T15" style:family="text">
      <style:text-properties fo:font-variant="normal" fo:text-transform="none" fo:color="#1f2328" loext:opacity="100%" style:font-name="Times New Roman" fo:font-size="12pt" fo:letter-spacing="normal" fo:font-style="normal" fo:font-weight="normal" officeooo:rsid="00286476" style:font-size-asian="12pt" style:font-size-complex="12pt"/>
    </style:style>
    <style:style style:name="T16" style:family="text"/>
    <style:style style:name="T1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7917440" text:id="ct105553127917440">
          <text:insertion>
            <office:change-info>
              <dc:creator>Unknown Author</dc:creator>
              <dc:date>2023-03-30T11:49:52</dc:date>
            </office:change-info>
          </text:insertion>
        </text:changed-region>
        <text:changed-region xml:id="ct105553127919600" text:id="ct105553127919600">
          <text:deletion>
            <office:change-info>
              <dc:creator>Unknown Author</dc:creator>
              <dc:date>2023-03-30T11:50:09</dc:date>
            </office:change-info>
            <text:p text:style-name="P20"><text:span text:style-name="T8">The byte 0x01 or 0x04 to indicate the version of the following content</text:span></text:p>
          </text:deletion>
        </text:changed-region>
        <text:changed-region xml:id="ct105553127920080" text:id="ct105553127920080">
          <text:insertion>
            <office:change-info>
              <dc:creator>Unknown Author</dc:creator>
              <dc:date>2023-03-30T11:50:33</dc:date>
            </office:change-info>
          </text:insertion>
        </text:changed-region>
        <text:changed-region xml:id="ct105553127920320" text:id="ct105553127920320">
          <text:deletion>
            <office:change-info>
              <dc:creator>Unknown Author</dc:creator>
              <dc:date>2023-03-30T11:50:33</dc:date>
            </office:change-info>
            <text:p text:style-name="P20"><text:span text:style-name="T8">The byte 0x01 or 0x02 to indicate the version of the following content</text:span></text:p>
          </text:deletion>
        </text:changed-region>
        <text:changed-region xml:id="ct105553127919840" text:id="ct105553127919840">
          <text:deletion>
            <office:change-info>
              <dc:creator>Unknown Author</dc:creator>
              <dc:date>2023-03-30T11:50:54</dc:date>
            </office:change-info>
            <text:p text:style-name="P15">either</text:p>
          </text:deletion>
        </text:changed-region>
        <text:changed-region xml:id="ct105553127920560" text:id="ct105553127920560">
          <text:insertion>
            <office:change-info>
              <dc:creator>Unknown Author</dc:creator>
              <dc:date>2023-03-30T11:50:54</dc:date>
            </office:change-info>
          </text:insertion>
        </text:changed-region>
        <text:changed-region xml:id="ct105553127800832" text:id="ct105553127800832">
          <text:insertion>
            <office:change-info>
              <dc:creator>Unknown Author</dc:creator>
              <dc:date>2023-03-30T13:46:35</dc:date>
            </office:change-info>
          </text:insertion>
        </text:changed-region>
        <text:changed-region xml:id="ct105553127920800" text:id="ct105553127920800">
          <text:insertion>
            <office:change-info>
              <dc:creator>Unknown Author</dc:creator>
              <dc:date>2023-03-30T11:51:22</dc:date>
              <text:p>Comment added</text:p>
              <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6">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text:style-name="L1">
        <text:list-item>
          <text:p text:style-name="P17">The OpenLCB Message Network Standard, w<text:span text:style-name="T3">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7"><text:span text:style-name="T3">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text:span><text:soft-page-break/><text:span text:style-name="T3">gives 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3">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3">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P14">The reply payload is a sequence of bytes which is a concatenation of the following entries without any separator. The entries are of fixed or variable length.<text:change-start text:change-id="ct105553127917440"/> <text:span text:style-name="T7">The </text:span><text:span text:style-name="T4">information</text:span><text:span text:style-name="T7"> is structured into two sections: manufacturer-information and user-information. </text:span></text:p>
      <text:list text:style-name="L2">
        <text:list-item>
          <text:p text:style-name="P19"><text:span text:style-name="T8">A byte indicating the version of the </text:span><text:span text:style-name="T9">manufacturer-</text:span><text:span text:style-name="T8">information section. T</text:span><text:span text:style-name="T5">h</text:span><text:span text:style-name="T8">is also indicates the number of fields present. At this writing the valid values are 0x01 or 0x04. </text:span><text:span text:style-name="T11">For backwards-compatibility, 0x01 should be interpreted as 0x04. </text:span><text:span text:style-name="T8">Additional values may be defined in the future as new versions are developed. </text:span><text:change-end text:change-id="ct105553127917440"/><text:change text:change-id="ct105553127919600"/></text:p>
        </text:list-item>
        <text:list-item>
          <text:p text:style-name="P18">A null-terminated string for manufacturer name of no more than 41 bytes including terminating null.</text:p>
        </text:list-item>
        <text:list-item>
          <text:p text:style-name="P18">A null-terminated string for node model name of no more than 41 bytes including terminating null.</text:p>
        </text:list-item>
        <text:list-item>
          <text:p text:style-name="P18"><text:soft-page-break/>A null-terminated string for node hardware version of no more than 21 bytes including terminating null.</text:p>
        </text:list-item>
        <text:list-item>
          <text:p text:style-name="P18">A null-terminated string for node software version of no more than 21 bytes including terminating null.</text:p>
        </text:list-item>
        <text:list-item>
          <text:p text:style-name="P19"><text:change-start text:change-id="ct105553127920080"/><text:span text:style-name="T8">A byte </text:span><text:span text:style-name="T5">indicating</text:span><text:span text:style-name="T8"> the version of the </text:span><text:span text:style-name="T9">user-</text:span><text:span text:style-name="T8">information section. T</text:span><text:span text:style-name="T5">h</text:span><text:span text:style-name="T8">is also indicates the number of fields present. At this writing the valid values are 0x01 or 0x02. </text:span><text:span text:style-name="T11">For backwards-compatibility, 0x01 should be interpreted as 0x0</text:span><text:span text:style-name="T12">2</text:span><text:span text:style-name="T11">.</text:span><text:span text:style-name="T8"> Additional values may be defined in the future as new versions are developed. </text:span><text:change-end text:change-id="ct105553127920080"/><text:change text:change-id="ct105553127920320"/></text:p>
        </text:list-item>
        <text:list-item>
          <text:p text:style-name="P18">A null-terminated string for user-provided node name of no more than 63 bytes including terminating null.</text:p>
        </text:list-item>
        <text:list-item>
          <text:p text:style-name="P18">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15">Nodes must therefore accept data with <text:change text:change-id="ct105553127919840"/><text:change-start text:change-id="ct105553127920560"/><text:span text:style-name="T10">any</text:span><text:change-end text:change-id="ct105553127920560"/> of the version numbers as presented in Section <text:a xlink:type="simple" xlink:href="#5.1.Format|outline" text:style-name="Internet_20_link" text:visited-style-name="Visited_20_Internet_20_Link"><text:bookmark-ref text:reference-format="number-all-superior" text:ref-name="__RefHeading__15765_44339546"> 5.1 </text:bookmark-ref></text:a>.<text:change-start text:change-id="ct105553127800832"/> <text:span text:style-name="T13">Nodes </text:span><text:span text:style-name="T15">must</text:span><text:span text:style-name="T13"> accept data with a higher version number than in this standard, </text:span><text:span text:style-name="T14">by </text:span><text:span text:style-name="T13">ignor</text:span><text:span text:style-name="T14">ing</text:span><text:span text:style-name="T13"> the additional strings.</text:span><text:change-end text:change-id="ct105553127800832"/></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office:annotation office:name="__Annotation__2996_960710554" loext:resolved="false"><dc:creator>Unknown Author</dc:creator><dc:date>2023-03-30T11:51:22.648986932</dc:date><text:p text:style-name="P22"><text:span text:style-name="T17">Should we be discussing frames in this part of the document, dealing with general protocol? <text:s/></text:span><text:span text:style-name="T17"><text:line-break/></text:span><text:span text:style-name="T17">-David</text:span></text:p></office:annotation>The destination node should reply with one or more messages, each possibly being in one or more parts (frames)<text:change-start text:change-id="ct105553127920800"/><office:annotation-end office:name="__Annotation__2996_960710554"/><text:change-end text:change-id="ct105553127920800"/>,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 5.1 </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text:soft-page-break/>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Message Formats (Normative)<text:tab/>2</text:p>
          <text:p text:style-name="P13"><text:s/>4.1 Simple Node Information Request<text:tab/>2</text:p>
          <text:p text:style-name="P13"><text:s/>4.2 Simple Node Information Reply<text:tab/>2</text:p>
          <text:p text:style-name="P12"><text:s/>5 Payload Format (Normative)<text:tab/>2</text:p>
          <text:p text:style-name="P13"><text:s/>5.1 Format<text:tab/>2</text:p>
          <text:p text:style-name="P13"><text:s/>5.2 Versioning<text:tab/>3</text:p>
          <text:p text:style-name="P12"><text:s/>6 Interactions (Normative)<text:tab/>3</text:p>
          <text:p text:style-name="P13"><text:s/>6.1 Discovery<text:tab/>3</text:p>
          <text:p text:style-name="P13"><text:s/>6.2 Request and reply<text:tab/>3</text:p>
          <text:p text:style-name="P13"><text:s/>6.3 Stability<text:tab/>3</text:p>
          <text:p text:style-name="P12"><text:s/>7 CAN Adaptation (Normative)<text:tab/>3</text:p>
        </text:index-body>
      </text:table-of-conten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14ffb"/>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4pt" fo:font-weight="bold" officeooo:rsid="001b387a" style:font-size-asian="14pt" style:font-weight-asian="bold" style:font-size-complex="14pt" style:font-weight-complex="bold"/>
    </style:style>
    <style:style style:name="MP8" style:family="paragraph" style:parent-style-name="Footer">
      <style:paragraph-properties>
        <style:tab-stops>
          <style:tab-stop style:position="6.4992in"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Standard</text:title><draw:custom-shape text:anchor-type="char" draw:z-index="2"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1in" svg:y="0.2874in"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Simple Node Information Protocol</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3" draw:name="PowerPlusWaterMarkObject" draw:style-name="Mgr2" draw:text-style-name="MP2" svg:width="6.4996in" svg:height="25.7587in" draw:transform="rotate (0.785398163397448) translate (-1in 2.02701771653543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 <text:s text:c="31"/></text:span></text:span><text:span text:style-name="MT2"><text:s text:c="7"/>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7"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8"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9"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1"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Standard</dc:title>
    <meta:initial-creator>Alex Shepherd</meta:initial-creator>
    <meta:creation-date>2009-01-22T07:11:27</meta:creation-date>
    <meta:editing-cycles>115</meta:editing-cycles>
    <meta:editing-duration>PT16H43M25S</meta:editing-duration>
    <meta:generator>LibreOffice/7.4.6.2$MacOSX_X86_64 LibreOffice_project/5b1f5509c2decdade7fda905e3e1429a67acd63d</meta:generator>
    <dc:date>2024-07-01T16:33:00.300988828</dc:date>
    <dc:creator>Bob Jacobsen</dc:creator>
    <meta:document-statistic meta:table-count="3" meta:image-count="1" meta:object-count="0" meta:page-count="4" meta:paragraph-count="89" meta:word-count="1180" meta:character-count="7526" meta:non-whitespace-character-count="6372"/>
    <meta:user-defined meta:name="OLCBdate">July 22, 2024</meta:user-defined>
    <meta:user-defined meta:name="OLCBstatus">Adopted</meta:user-defined>
    <meta:user-defined meta:name="OLCByear">2024</meta:user-defined>
  </office:meta>
</office:document-meta>
</file>